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 hne1" svg:font-family="'S hne', ui-sans-serif, system-ui, apple-system, 'Segoe UI', Roboto, Ubuntu, Cantarell, 'Noto Sans', sans-serif, 'Helvetica Neue', Arial, 'Apple Color Emoji', 'Segoe UI Emoji', 'Segoe UI Symbol', 'Noto Color Emoji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36c7" officeooo:paragraph-rsid="000636c7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636c7" officeooo:paragraph-rsid="000636c7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line-through-style="none" style:text-line-through-type="none" fo:font-size="15pt" fo:font-weight="bold" officeooo:rsid="000636c7" officeooo:paragraph-rsid="000636c7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374151" loext:opacity="100%" style:font-name="S hne" fo:font-size="12pt" fo:letter-spacing="normal" fo:font-style="normal" fo:font-weight="normal" officeooo:rsid="0006c7f5" officeooo:paragraph-rsid="0006c7f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374151" loext:opacity="100%" style:font-name="S hne" fo:font-size="12pt" fo:letter-spacing="normal" fo:font-style="normal" fo:font-weight="normal" officeooo:rsid="0006d1ed" officeooo:paragraph-rsid="0006d1e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636c7" officeooo:paragraph-rsid="0006c7f5" fo:background-color="transparent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6c7f5" officeooo:paragraph-rsid="0006c7f5" fo:background-color="transparent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6d1ed" officeooo:paragraph-rsid="0006d1ed" fo:background-color="transparent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832d6" officeooo:paragraph-rsid="000eb5d2" fo:background-color="transparent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b5414" officeooo:paragraph-rsid="000b5414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b5414" officeooo:paragraph-rsid="000b541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cd36f" officeooo:paragraph-rsid="000cd36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bold" officeooo:rsid="000832d6" officeooo:paragraph-rsid="0006d1ed" fo:background-color="transparent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bold" officeooo:rsid="000b5414" officeooo:paragraph-rsid="000b5414" fo:background-color="transparent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bold" officeooo:rsid="000cd36f" officeooo:paragraph-rsid="000cd36f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italic" fo:font-weight="normal" officeooo:rsid="000b5414" officeooo:paragraph-rsid="000b5414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loext:opacity="100%" fo:letter-spacing="normal" fo:font-style="normal" fo:font-weight="normal" officeooo:rsid="000b5414" officeooo:paragraph-rsid="000cd36f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1" fo:letter-spacing="normal" fo:font-style="normal" fo:font-weight="normal" officeooo:rsid="000cd36f" officeooo:paragraph-rsid="000cd36f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6c7f5" officeooo:paragraph-rsid="0006c7f5" style:font-size-asian="10.5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officeooo:paragraph-rsid="00120276"/>
    </style:style>
    <style:style style:name="P21" style:family="paragraph" style:parent-style-name="Standard" style:list-style-name="L5">
      <style:paragraph-properties fo:text-align="start" style:justify-single-word="false"/>
      <style:text-properties officeooo:paragraph-rsid="0013a1cf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636c7" officeooo:paragraph-rsid="0006c7f5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6d1ed" officeooo:paragraph-rsid="0006d1ed" fo:background-color="transparent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6d1ed" officeooo:paragraph-rsid="0006d1ed" fo:background-color="transparent" style:font-size-asian="10.5pt" style:font-weight-asian="normal" style:font-size-complex="12pt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832d6" officeooo:paragraph-rsid="000832d6" fo:background-color="transparent" style:font-size-asian="10.5pt" style:font-weight-asian="normal" style:font-size-complex="12pt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b4248" officeooo:paragraph-rsid="000b4248" fo:background-color="transparent" style:font-size-asian="10.5pt" style:font-weight-asian="normal" style:font-size-complex="12pt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b5414" officeooo:paragraph-rsid="000b5414" fo:background-color="transparent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b5414" officeooo:paragraph-rsid="00150354" fo:background-color="transparent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120276" officeooo:paragraph-rsid="00120276" fo:background-color="transparent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fo:font-weight="normal" officeooo:rsid="0006c7f5" officeooo:paragraph-rsid="0006c7f5" fo:background-color="transparent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fo:font-weight="normal" officeooo:rsid="0006c7f5" officeooo:paragraph-rsid="0006d1ed" fo:background-color="transparent" style:font-size-asian="10.5pt" style:font-weight-asian="normal" style:font-size-complex="12pt" style:font-weight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loext:opacity="100%" fo:letter-spacing="normal" officeooo:paragraph-rsid="000b4248"/>
    </style:style>
    <style:style style:name="P33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loext:opacity="100%" fo:letter-spacing="normal" officeooo:rsid="000b5414" officeooo:paragraph-rsid="000b5414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loext:opacity="100%" fo:letter-spacing="normal" officeooo:rsid="000b5414" officeooo:paragraph-rsid="000b5414"/>
    </style:style>
    <style:style style:name="P35" style:family="paragraph" style:parent-style-name="Standard" style:list-style-name="L2">
      <style:paragraph-properties fo:text-align="start" style:justify-single-word="false"/>
      <style:text-properties fo:font-variant="normal" fo:text-transform="none" fo:color="#374151" loext:opacity="100%" style:font-name="S hne" fo:font-size="12pt" fo:letter-spacing="normal" fo:font-style="normal" fo:font-weight="normal" officeooo:rsid="0006d1ed" officeooo:paragraph-rsid="0006d1ed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Arial" fo:font-size="12pt" fo:letter-spacing="normal" fo:font-style="normal" fo:font-weight="normal" officeooo:rsid="000b5414" officeooo:paragraph-rsid="00194fb2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Arial" fo:font-size="12pt" fo:letter-spacing="normal" fo:font-style="normal" fo:font-weight="normal" officeooo:rsid="001b559e" officeooo:paragraph-rsid="001b559e"/>
    </style:style>
    <style:style style:name="P38" style:family="paragraph" style:parent-style-name="Standard" style:list-style-name="L6">
      <style:paragraph-properties fo:text-align="start" style:justify-single-word="false"/>
      <style:text-properties fo:font-variant="normal" fo:text-transform="none" fo:color="#222222" loext:opacity="100%" style:font-name="Arial" fo:font-size="12pt" fo:letter-spacing="normal" fo:font-style="normal" fo:font-weight="normal" officeooo:rsid="001b559e" officeooo:paragraph-rsid="001b559e"/>
    </style:style>
    <style:style style:name="P39" style:family="paragraph" style:parent-style-name="Standard" style:list-style-name="L6">
      <style:paragraph-properties fo:text-align="start" style:justify-single-word="false"/>
      <style:text-properties fo:font-variant="normal" fo:text-transform="none" fo:color="#222222" loext:opacity="100%" style:font-name="Arial" fo:font-size="12pt" fo:letter-spacing="normal" fo:font-style="normal" fo:font-weight="normal" officeooo:rsid="001be7fa" officeooo:paragraph-rsid="001be7fa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Arial" fo:font-size="12pt" fo:letter-spacing="normal" fo:font-style="normal" fo:font-weight="normal" officeooo:rsid="001c5222" officeooo:paragraph-rsid="001c5222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Arial" fo:font-size="15pt" fo:letter-spacing="normal" fo:font-style="normal" fo:font-weight="bold" officeooo:rsid="00150354" officeooo:paragraph-rsid="00150354" style:font-size-asian="13.1000003814697pt" style:font-weight-asian="bold" style:font-size-complex="15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06c7f5" officeooo:paragraph-rsid="0006c7f5" style:font-size-asian="10.5pt" style:font-weight-asian="normal" style:font-size-complex="12pt" style:font-weight-complex="normal"/>
    </style:style>
    <style:style style:name="P43" style:family="paragraph" style:parent-style-name="Text_20_body" style:list-style-name="L4">
      <style:paragraph-properties fo:text-align="start" style:justify-single-word="false"/>
      <style:text-properties fo:font-variant="normal" fo:text-transform="none" fo:color="#000000" loext:opacity="100%" style:font-name="S hne1" fo:letter-spacing="normal" fo:font-style="normal" fo:font-weight="normal" officeooo:rsid="000cd36f" officeooo:paragraph-rsid="000cd36f" style:font-style-asian="normal" style:font-weight-asian="normal" style:font-style-complex="normal" style:font-weight-complex="normal"/>
    </style:style>
    <style:style style:name="T1" style:family="text">
      <style:text-properties officeooo:rsid="0006c7f5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636c7" fo:background-color="transparent" loext:char-shading-value="0" style:font-size-asian="10.5pt" style:font-weight-asian="normal" style:font-size-complex="12pt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6c7f5" fo:background-color="transparent" loext:char-shading-value="0" style:font-size-asian="10.5pt" style:font-weight-asian="normal" style:font-size-complex="12pt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120276" fo:background-color="transparent" loext:char-shading-value="0" style:font-size-asian="10.5pt" style:font-weight-asian="normal" style:font-size-complex="12pt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S hne" fo:letter-spacing="normal" fo:font-style="normal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S hne" fo:letter-spacing="normal" fo:font-style="normal" fo:font-weight="bold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fo:font-weight="normal" officeooo:rsid="000636c7" fo:background-color="transparent" loext:char-shading-value="0" style:font-size-asian="10.5pt" style:font-weight-asian="normal" style:font-size-complex="12pt" style:font-weight-complex="normal"/>
    </style:style>
    <style:style style:name="T8" style:family="text">
      <style:text-properties fo:color="#000000" loext:opacity="100%" style:text-line-through-style="none" style:text-line-through-type="none" fo:background-color="transparent" loext:char-shading-value="0"/>
    </style:style>
    <style:style style:name="T9" style:family="text">
      <style:text-properties fo:color="#000000" loext:opacity="100%" style:text-line-through-style="none" style:text-line-through-type="none" officeooo:rsid="0006d1ed" fo:background-color="transparent" loext:char-shading-value="0"/>
    </style:style>
    <style:style style:name="T10" style:family="text">
      <style:text-properties fo:color="#000000" loext:opacity="100%" style:text-line-through-style="none" style:text-line-through-type="none" fo:background-color="transparent" loext:char-shading-value="0" style:font-style-asian="normal" style:font-style-complex="normal"/>
    </style:style>
    <style:style style:name="T11" style:family="text">
      <style:text-properties fo:color="#000000" loext:opacity="100%" style:text-line-through-style="none" style:text-line-through-type="none" officeooo:rsid="000636c7" fo:background-color="transparent" loext:char-shading-value="0"/>
    </style:style>
    <style:style style:name="T12" style:family="text">
      <style:text-properties fo:color="#000000" loext:opacity="100%" style:text-line-through-style="none" style:text-line-through-type="none" officeooo:rsid="00104391" fo:background-color="transparent" loext:char-shading-value="0"/>
    </style:style>
    <style:style style:name="T13" style:family="text">
      <style:text-properties fo:color="#000000" loext:opacity="100%" style:text-line-through-style="none" style:text-line-through-type="none" officeooo:rsid="00206543" fo:background-color="transparent" loext:char-shading-value="0"/>
    </style:style>
    <style:style style:name="T14" style:family="text">
      <style:text-properties fo:color="#000000" loext:opacity="100%" style:text-line-through-style="none" style:text-line-through-type="none" fo:font-style="italic" fo:background-color="transparent" loext:char-shading-value="0" style:font-style-asian="italic" style:font-style-complex="italic"/>
    </style:style>
    <style:style style:name="T15" style:family="text">
      <style:text-properties fo:color="#000000" loext:opacity="100%" style:text-line-through-style="none" style:text-line-through-type="none" fo:font-weight="bold" fo:background-color="transparent" loext:char-shading-value="0" style:font-weight-asian="bold" style:font-weight-complex="bold"/>
    </style:style>
    <style:style style:name="T16" style:family="text">
      <style:text-properties fo:color="#000000" loext:opacity="100%" style:text-line-through-style="none" style:text-line-through-type="none" fo:font-weight="bold" officeooo:rsid="000636c7" fo:background-color="transparent" loext:char-shading-value="0" style:font-weight-asian="bold" style:font-weight-complex="bold"/>
    </style:style>
    <style:style style:name="T17" style:family="text">
      <style:text-properties fo:color="#000000" loext:opacity="100%" style:text-line-through-style="none" style:text-line-through-type="none" fo:font-weight="bold" officeooo:rsid="0006c7f5" fo:background-color="transparent" loext:char-shading-value="0" style:font-weight-asian="bold" style:font-weight-complex="bold"/>
    </style:style>
    <style:style style:name="T18" style:family="text">
      <style:text-properties fo:color="#000000" loext:opacity="100%" style:text-line-through-style="none" style:text-line-through-type="none" fo:font-weight="bold" officeooo:rsid="000832d6" fo:background-color="transparent" loext:char-shading-value="0" style:font-weight-asian="bold" style:font-weight-complex="bold"/>
    </style:style>
    <style:style style:name="T19" style:family="text">
      <style:text-properties officeooo:rsid="000b4248"/>
    </style:style>
    <style:style style:name="T20" style:family="text">
      <style:text-properties fo:color="#374151" loext:opacity="100%" style:text-line-through-style="none" style:text-line-through-type="none" style:font-name="S hne" fo:font-size="12pt" fo:font-style="normal" fo:font-weight="normal" officeooo:rsid="000b4248" fo:background-color="transparent" loext:char-shading-value="0" style:font-size-asian="10.5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style:font-name="S hne" fo:font-size="12pt" fo:font-style="normal" fo:font-weight="normal" fo:background-color="transparent" loext:char-shading-value="0" style:font-size-asian="10.5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S hne" fo:font-size="12pt" fo:font-style="normal" fo:font-weight="normal" officeooo:rsid="000b4248" fo:background-color="transparent" loext:char-shading-value="0" style:font-size-asian="10.5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style:font-name="S hne" fo:font-size="12pt" fo:font-style="normal" fo:font-weight="normal" officeooo:rsid="00104391" fo:background-color="transparent" loext:char-shading-value="0" style:font-size-asian="10.5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style:font-name="S hne" fo:font-size="12pt" fo:font-style="normal" fo:font-weight="normal" officeooo:rsid="0013a1cf" fo:background-color="transparent" loext:char-shading-value="0" style:font-size-asian="10.5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style:font-name="S hne" fo:font-size="12pt" fo:background-color="transparent" loext:char-shading-value="0" style:font-size-asian="10.5pt" style:font-size-complex="12pt"/>
    </style:style>
    <style:style style:name="T26" style:family="text">
      <style:text-properties style:text-line-through-style="none" style:text-line-through-type="none" style:font-name="S hne" fo:font-size="12pt" officeooo:rsid="000cd36f" fo:background-color="transparent" loext:char-shading-value="0" style:font-size-asian="10.5pt" style:font-size-complex="12pt"/>
    </style:style>
    <style:style style:name="T27" style:family="text">
      <style:text-properties style:text-line-through-style="none" style:text-line-through-type="none" style:font-name="S hne" fo:font-size="12pt" fo:background-color="transparent" loext:char-shading-value="0" style:font-size-asian="12pt" style:font-size-complex="12pt"/>
    </style:style>
    <style:style style:name="T28" style:family="text">
      <style:text-properties style:text-line-through-style="none" style:text-line-through-type="none" style:font-name="S hne" fo:font-size="12pt" officeooo:rsid="000b4248" fo:background-color="transparent" loext:char-shading-value="0" style:font-size-asian="12pt" style:font-size-complex="12pt"/>
    </style:style>
    <style:style style:name="T29" style:family="text">
      <style:text-properties style:text-line-through-style="none" style:text-line-through-type="none" style:font-name="S hne" fo:background-color="transparent" loext:char-shading-value="0" style:font-size-asian="10.5pt" style:font-weight-asian="normal" style:font-size-complex="12pt" style:font-weight-complex="normal"/>
    </style:style>
    <style:style style:name="T30" style:family="text">
      <style:text-properties style:text-line-through-style="none" style:text-line-through-type="none" style:font-name="S hne" officeooo:rsid="000b4248" fo:background-color="transparent" loext:char-shading-value="0" style:font-size-asian="10.5pt" style:font-weight-asian="normal" style:font-size-complex="12pt" style:font-weight-complex="normal"/>
    </style:style>
    <style:style style:name="T31" style:family="text">
      <style:text-properties style:text-line-through-style="none" style:text-line-through-type="none" style:font-name="S hne" officeooo:rsid="0015942c" fo:background-color="transparent" loext:char-shading-value="0" style:font-size-asian="10.5pt" style:font-weight-asian="normal" style:font-size-complex="12pt" style:font-weight-complex="normal"/>
    </style:style>
    <style:style style:name="T32" style:family="text">
      <style:text-properties style:text-line-through-style="none" style:text-line-through-type="none" style:font-name="S hne" officeooo:rsid="00159cc8" fo:background-color="transparent" loext:char-shading-value="0" style:font-size-asian="10.5pt" style:font-weight-asian="normal" style:font-size-complex="12pt" style:font-weight-complex="normal"/>
    </style:style>
    <style:style style:name="T33" style:family="text">
      <style:text-properties style:text-line-through-style="none" style:text-line-through-type="none" style:font-name="S hne" officeooo:rsid="00168402" fo:background-color="transparent" loext:char-shading-value="0" style:font-size-asian="10.5pt" style:font-weight-asian="normal" style:font-size-complex="12pt" style:font-weight-complex="normal"/>
    </style:style>
    <style:style style:name="T34" style:family="text">
      <style:text-properties style:text-line-through-style="none" style:text-line-through-type="none" style:font-name="S hne" officeooo:rsid="00185793" fo:background-color="transparent" loext:char-shading-value="0" style:font-size-asian="10.5pt" style:font-weight-asian="normal" style:font-size-complex="12pt" style:font-weight-complex="normal"/>
    </style:style>
    <style:style style:name="T35" style:family="text">
      <style:text-properties style:text-line-through-style="none" style:text-line-through-type="none" style:font-name="S hne" officeooo:rsid="00194fb2" fo:background-color="transparent" loext:char-shading-value="0" style:font-size-asian="10.5pt" style:font-weight-asian="normal" style:font-size-complex="12pt" style:font-weight-complex="normal"/>
    </style:style>
    <style:style style:name="T36" style:family="text">
      <style:text-properties style:text-line-through-style="none" style:text-line-through-type="none" style:font-name="S hne" officeooo:rsid="001be7fa" fo:background-color="transparent" loext:char-shading-value="0" style:font-size-asian="10.5pt" style:font-weight-asian="normal" style:font-size-complex="12pt" style:font-weight-complex="normal"/>
    </style:style>
    <style:style style:name="T37" style:family="text">
      <style:text-properties style:text-line-through-style="none" style:text-line-through-type="none" style:font-name="S hne" officeooo:rsid="001c5222" fo:background-color="transparent" loext:char-shading-value="0" style:font-size-asian="10.5pt" style:font-weight-asian="normal" style:font-size-complex="12pt" style:font-weight-complex="normal"/>
    </style:style>
    <style:style style:name="T38" style:family="text">
      <style:text-properties style:text-line-through-style="none" style:text-line-through-type="none" style:font-name="S hne" officeooo:rsid="001dc53f" fo:background-color="transparent" loext:char-shading-value="0" style:font-size-asian="10.5pt" style:font-weight-asian="normal" style:font-size-complex="12pt" style:font-weight-complex="normal"/>
    </style:style>
    <style:style style:name="T39" style:family="text">
      <style:text-properties style:text-line-through-style="none" style:text-line-through-type="none" style:font-name="S hne" officeooo:rsid="001e31d8" fo:background-color="transparent" loext:char-shading-value="0" style:font-size-asian="10.5pt" style:font-weight-asian="normal" style:font-size-complex="12pt" style:font-weight-complex="normal"/>
    </style:style>
    <style:style style:name="T40" style:family="text">
      <style:text-properties style:text-line-through-style="none" style:text-line-through-type="none" style:font-name="S hne" officeooo:rsid="001f5fe9" fo:background-color="transparent" loext:char-shading-value="0" style:font-size-asian="10.5pt" style:font-weight-asian="normal" style:font-size-complex="12pt" style:font-weight-complex="normal"/>
    </style:style>
    <style:style style:name="T41" style:family="text">
      <style:text-properties style:text-line-through-style="none" style:text-line-through-type="none" style:font-name="S hne" officeooo:rsid="00206543" fo:background-color="transparent" loext:char-shading-value="0" style:font-size-asian="10.5pt" style:font-weight-asian="normal" style:font-size-complex="12pt" style:font-weight-complex="normal"/>
    </style:style>
    <style:style style:name="T42" style:family="text">
      <style:text-properties style:text-line-through-style="none" style:text-line-through-type="none" style:font-name="S hne" officeooo:rsid="000b4248" fo:background-color="transparent" loext:char-shading-value="0"/>
    </style:style>
    <style:style style:name="T43" style:family="text">
      <style:text-properties style:text-line-through-style="none" style:text-line-through-type="none" style:font-name="S hne" fo:font-style="italic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44" style:family="text">
      <style:text-properties style:text-line-through-style="none" style:text-line-through-type="none" style:font-name="S hne" fo:font-style="italic" officeooo:rsid="001c5222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45" style:family="text">
      <style:text-properties officeooo:rsid="000cd36f"/>
    </style:style>
    <style:style style:name="T46" style:family="text">
      <style:text-properties officeooo:rsid="000eb5d2"/>
    </style:style>
    <style:style style:name="T47" style:family="text">
      <style:text-properties officeooo:rsid="00104391"/>
    </style:style>
    <style:style style:name="T48" style:family="text">
      <style:text-properties officeooo:rsid="000636c7"/>
    </style:style>
    <style:style style:name="T49" style:family="text">
      <style:text-properties officeooo:rsid="0013a1cf"/>
    </style:style>
    <style:style style:name="T50" style:family="text">
      <style:text-properties fo:color="#ff4000" loext:opacity="100%"/>
    </style:style>
    <style:style style:name="T51" style:family="text">
      <style:text-properties officeooo:rsid="0012ad10"/>
    </style:style>
    <style:style style:name="T52" style:family="text">
      <style:text-properties officeooo:rsid="0015035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591in" fo:text-indent="-0.25in" fo:margin-left="0.6591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9091in" fo:text-indent="-0.25in" fo:margin-left="0.909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1591in" fo:text-indent="-0.25in" fo:margin-left="1.159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4091in" fo:text-indent="-0.25in" fo:margin-left="1.409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6591in" fo:text-indent="-0.25in" fo:margin-left="1.6591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9091in" fo:text-indent="-0.25in" fo:margin-left="1.909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1591in" fo:text-indent="-0.25in" fo:margin-left="2.1591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4091in" fo:text-indent="-0.25in" fo:margin-left="2.4091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6591in" fo:text-indent="-0.25in" fo:margin-left="2.6591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9091in" fo:text-indent="-0.25in" fo:margin-left="2.9091in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MINARSKI RAD IZ AUTOMATSKOG REZONOVANJA</text:p>
      <text:p text:style-name="P1"/>
      <text:p text:style-name="P3">-Implemenatacija DP procedure za iskaznu logiku-</text:p>
      <text:p text:style-name="P3"/>
      <text:p text:style-name="P6">Davis-Putnam <text:span text:style-name="T1">procedura</text:span> je metod za rešavanje problema zadovoljivosti <text:span text:style-name="T45">KNF formula </text:span>(SAT problema). <text:span text:style-name="T1">DP procedura je zasnovana na pravilu rezolucije.</text:span></text:p>
      <text:p text:style-name="P6"/>
      <text:p text:style-name="P29"><text:span text:style-name="T49">Koraci izvršavanja algoritma</text:span><text:span text:style-name="T48">: </text:span></text:p>
      <text:list xml:id="list4142486504" text:style-name="L5">
        <text:list-item>
          <text:p text:style-name="P21"><text:span text:style-name="T4">b</text:span><text:span text:style-name="T2">rišemo tautologične klaze (inače imamo beskonačnu rekurziju),</text:span></text:p>
        </text:list-item>
        <text:list-item>
          <text:p text:style-name="P21"><text:span text:style-name="T7">dokle god nije F prazna ili F ne sadrži prauznu klauzu,</text:span></text:p>
          <text:list>
            <text:list-item>
              <text:p text:style-name="P21"><text:span text:style-name="T4">p</text:span><text:span text:style-name="T2">ropagacija jedini</text:span><text:span text:style-name="T3">č</text:span><text:span text:style-name="T2">nih klauza (engl. unit propagation),</text:span></text:p>
            </text:list-item>
            <text:list-item>
              <text:p text:style-name="P20"><text:span text:style-name="T2">eliminacija ’’</text:span><text:span text:style-name="T3">č</text:span><text:span text:style-name="T2">istih” literala (engl. pure literal) </text:span><text:span text:style-name="T3">I</text:span></text:p>
            </text:list-item>
            <text:list-item>
              <text:p text:style-name="P20"><text:span text:style-name="T2">eliminacija promenljive (engl. variable elimination</text:span><text:span text:style-name="T4">).</text:span></text:p>
            </text:list-item>
          </text:list>
        </text:list-item>
      </text:list>
      <text:p text:style-name="P19"><text:span text:style-name="T5"/></text:p>
      <text:p text:style-name="P7"/>
      <text:p text:style-name="P19"><text:span text:style-name="T5"><text:tab/></text:span><text:span text:style-name="T6">Propagacija jediničnih klauza</text:span></text:p>
      <text:p text:style-name="P19"><text:span text:style-name="T6"/></text:p>
      <text:p text:style-name="P30"><text:span text:style-name="T49">P</text:span>ropagacija jediničnih klauza zasniva na pravilima 1 or A = 1 i 0 or A = A.</text:p>
      <text:p text:style-name="P4"><text:span text:style-name="T8">Kada se u formuli nalazi klauza koja sadrži samo jedan literal, naziva se jedinična klauza. Propagacija jedinične klauze </text:span><text:span text:style-name="T9">podrazumeva odre</text:span><text:span text:style-name="T13">đ</text:span><text:span text:style-name="T9">ivanje takvih klauza I propagiranje literala kroz ostale klauze. </text:span></text:p>
      <text:p text:style-name="P8">Procedura se realizuje:</text:p>
      <text:list xml:id="list318839234" text:style-name="L2">
        <text:list-item>
          <text:p text:style-name="P35"><text:span text:style-name="T8">Odredimo klauze koje imaju samo jedan literal</text:span><text:span text:style-name="T14"> </text:span><text:span text:style-name="T10">L</text:span><text:span text:style-name="T8">– kako nemaju ni jedan drugi literal neophodno je da je on ta</text:span><text:span text:style-name="T12">č</text:span><text:span text:style-name="T8">an,</text:span></text:p>
        </text:list-item>
        <text:list-item>
          <text:p text:style-name="P23">propagiramo kroz ostale klauze – tamo gde se pojavljuje literal L tu klauzu mozemo da uklonimo, tamo gde se pojavljuje suprotnog polariteta uklanjamo samo literal iz klauze.</text:p>
        </text:list-item>
      </text:list>
      <text:p text:style-name="P8"/>
      <text:p text:style-name="P5"><text:span text:style-name="T8"><text:tab/></text:span><text:span text:style-name="T15">Eliminacija </text:span><text:span text:style-name="T16">’’</text:span><text:span text:style-name="T17">č</text:span><text:span text:style-name="T16">istih”</text:span><text:span text:style-name="T11"> <text:s/></text:span><text:span text:style-name="T15">literala</text:span></text:p>
      <text:p text:style-name="P31"/>
      <text:p text:style-name="P8">Kada se u formuli neki literal javlja samo u svojoj pozitivnoj ili negativnoj formi <text:span text:style-name="T47">(</text:span>ne i u suprotnoj formi<text:span text:style-name="T47">)</text:span> taj literal se naziva čisti literal. Eliminacija čistih literala se odnosi na proces uklanjanja svih klauza koje sadrže te čiste litr<text:span text:style-name="T49">a</text:span>le iz formule.</text:p>
      <text:p text:style-name="P8"/>
      <text:p text:style-name="P5"><text:span text:style-name="T8"><text:tab/></text:span><text:span text:style-name="T18">Eliminacija promenljive</text:span></text:p>
      <text:p text:style-name="P13"/>
      <text:p text:style-name="P9">Kada nije moguće primeniti ni propagaciju jedinicne klauze, ni eliminaciju čistih literala neophodno je odrediti jedan literal po kome ćemo vršiti rezoluciju. </text:p>
      <text:p text:style-name="P9"><text:s/>Rezolucija se vrši <text:span text:style-name="T46">kroz sledeći niz koraka</text:span>:</text:p>
      <text:list xml:id="list804989189" text:style-name="L3">
        <text:list-item>
          <text:p text:style-name="P25">Odaberemo literal <text:span text:style-name="T19">L</text:span>,</text:p>
        </text:list-item>
        <text:list-item>
          <text:p text:style-name="P26">Odredimo sve klauze koje sadrže L – allClauseContainL,</text:p>
        </text:list-item>
        <text:list-item>
          <text:p text:style-name="P26">Odredimo sve klauze koje sadrže ~L - allClauseContainNotL,</text:p>
        </text:list-item>
        <text:list-item>
          <text:p text:style-name="P32"><text:span text:style-name="T22">Vr</text:span><text:span text:style-name="T23">š</text:span><text:span text:style-name="T22">imo rezoluciju za sv</text:span><text:span text:style-name="T24">a</text:span><text:span text:style-name="T22">k</text:span><text:span text:style-name="T24">e </text:span><text:span text:style-name="T22">dve klauze (c1, c2), gde c1</text:span><text:span text:style-name="T20">∈</text:span><text:span text:style-name="T22"> allClauseContainL, c2</text:span><text:span text:style-name="T20">∈</text:span><text:span text:style-name="T22">allCLauseContaintNotL,</text:span></text:p>
        </text:list-item>
        <text:list-item>
          <text:p text:style-name="P27">Ubacimo u skup svih klauza klauze koje su nast<text:span text:style-name="T49">a</text:span>le kao rezultat rezolucije,</text:p>
        </text:list-item>
        <text:list-item>
          <text:p text:style-name="P33"><text:span text:style-name="T21">Izbri</text:span><text:span text:style-name="T23">š</text:span><text:span text:style-name="T21">emo iz skupa svih klauza klauze koje se nalaze u skupovima </text:span><text:span text:style-name="T22">allClauseContainL </text:span><text:span text:style-name="T21">I <text:s/></text:span><text:span text:style-name="T22">allCLauseContaintNotL.</text:span></text:p>
        </text:list-item>
      </text:list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41"><text:soft-page-break/><text:span text:style-name="T42"><text:tab/></text:span><text:span text:style-name="T28">I</text:span><text:span text:style-name="T27">mplementacija</text:span></text:p>
      <text:p text:style-name="P36"><text:span text:style-name="T22"/></text:p>
      <text:p text:style-name="P36"><text:span text:style-name="T38">CNF (NormalForm) je </text:span><text:span text:style-name="T31"><text:s/>implementiran</text:span><text:span text:style-name="T38">a</text:span><text:span text:style-name="T31"> kao</text:span><text:span text:style-name="T30"> list</text:span><text:span text:style-name="T31">a</text:span><text:span text:style-name="T30"> </text:span><text:span text:style-name="T34">klauza</text:span><text:span text:style-name="T30">. </text:span><text:span text:style-name="T34">Klauzu implementiramo kao skup.</text:span><text:span text:style-name="T30"> </text:span><text:span text:style-name="T32">Funkcija koja </text:span><text:span text:style-name="T33">sprovodi implementaciju DP procedure je bool davis_putnam (NormalForm&amp; cnf)</text:span><text:span text:style-name="T30">. <text:s/></text:span><text:span text:style-name="T34">Ulaz je formula iskazne logike u KNF, izlaz je </text:span><text:span text:style-name="T40">t</text:span><text:span text:style-name="T34">rue (SAT) ili </text:span><text:span text:style-name="T40">f</text:span><text:span text:style-name="T34">alse (UNSAT). </text:span></text:p>
      <text:p text:style-name="P36"><text:span text:style-name="T34">Na početku algoritma za svaku klauzu pozovemo funkciju remove_tautology_clause, koja brise </text:span><text:span text:style-name="T35">klauzu ako je tautologična I vraća iterator na </text:span><text:span text:style-name="T40">sledeću </text:span><text:span text:style-name="T35">klauzu koju treba obraditi. </text:span></text:p>
      <text:p text:style-name="P36"><text:span text:style-name="T35"/></text:p>
      <text:p text:style-name="P37"><text:span text:style-name="T35">U </text:span><text:span text:style-name="T29">beskonačnoj petlji izvršavamo:</text:span></text:p>
      <text:list xml:id="list805744890" text:style-name="L6">
        <text:list-item>
          <text:p text:style-name="P38"><text:span text:style-name="T43">Propagaciju jedinične klauze</text:span><text:span text:style-name="T29"> </text:span><text:span text:style-name="T36">realizujemo</text:span><text:span text:style-name="T29"> tako što nalzimo klauze veličine 1, uklanjamo ih iz cnf I funkcijom unit_propagation </text:span><text:span text:style-name="T36">uklanjamo iz ostalih klauza literal sa</text:span><text:span text:style-name="T41">dr</text:span><text:span text:style-name="T36">žan u klauzi koju smo obrisali.</text:span></text:p>
        </text:list-item>
        <text:list-item>
          <text:p text:style-name="P39"><text:span text:style-name="T43">Eliminaciju čistih literala</text:span><text:span text:style-name="T29"> realizujemo tako </text:span><text:span text:style-name="T40">š</text:span><text:span text:style-name="T29">to funkcijom findPureLiterals nađemo sve literale u jednom polaritetu I sme</text:span><text:span text:style-name="T40">š</text:span><text:span text:style-name="T29">tamo ih u skup </text:span><text:span text:style-name="T33">allLiteral.</text:span><text:span text:style-name="T29"> </text:span><text:span text:style-name="T40">Nakon toga </text:span><text:span text:style-name="T29">uklanjamo sve klauze koje sadrze neki od literala iz allLiteral.</text:span></text:p>
        </text:list-item>
        <text:list-item>
          <text:p text:style-name="P39"><text:span text:style-name="T43">Proveravamo uslove za izlaz iz petlje</text:span><text:span text:style-name="T29">: ako smo izveli praznu klauzu vratimo false, ako smo </text:span><text:span text:style-name="T40">izbrisali</text:span><text:span text:style-name="T29"> sve klauze iz cnf vratimo true.</text:span></text:p>
        </text:list-item>
        <text:list-item>
          <text:p text:style-name="P39"><text:span text:style-name="T37">Na kraju iteracije petlje </text:span><text:span text:style-name="T44">eliminišemo promenljivu.</text:span><text:span text:style-name="T37"> Uzimamo prvu u prvoj klauzi, odredimo dva skupa klauza koje sarže promenljivu u pozitivnom I negativnom obliku (tmp1, tmp2), izvršimo resolveClauses za svake dve klauze uz tmp1 I tmp2 redom, izbrisemo iz cnf sve elemente tmp1 I tmp2. </text:span><text:span text:style-name="T40">B</text:span><text:span text:style-name="T37">risanje jedne klauze je vremenske složenosti O(1), jer smo koristili funkciju erase za iterator I cnf je implementir</text:span><text:span text:style-name="T40">a</text:span><text:span text:style-name="T37">n preko liste.</text:span></text:p>
        </text:list-item>
      </text:list>
      <text:p text:style-name="P40"><text:span text:style-name="T37"/></text:p>
      <text:p text:style-name="P40"><text:span text:style-name="T37">O</text:span><text:span text:style-name="T29">staje još da pojasnimo pomoć</text:span><text:span text:style-name="T38">nu </text:span><text:span text:style-name="T29">funkcij</text:span><text:span text:style-name="T38">u resolveClauses. Ona je implementirana tako da prima cnf, c1, c2 I L. </text:span><text:span text:style-name="T39">Pretpostavlja</text:span><text:span text:style-name="T41">mo</text:span><text:span text:style-name="T39"> da je c1 klauza koja sadrži L, c2 klauza koja sadrži ~L. Pro</text:span><text:span text:style-name="T41">đ</text:span><text:span text:style-name="T39">emo sve literale iz c1 I ubacimo u novi skup sve osim L, pro</text:span><text:span text:style-name="T41">đ</text:span><text:span text:style-name="T39">emo kroz sve literale iz c2 ubacimo sve literale osim ~L. Na kraju samo proverimo da li je klauza tautologija, ako nije ubacimo je u cnf. </text:span></text:p>
      <text:p text:style-name="P36"><text:span text:style-name="T30"/></text:p>
      <text:p text:style-name="P10"/>
      <text:p text:style-name="P14"><text:tab/>Pokretanje programa</text:p>
      <text:p text:style-name="P10"/>
      <text:p text:style-name="P10">Program se prevodi komandom:</text:p>
      <text:p text:style-name="P10"/>
      <text:p text:style-name="P28">$g++ <text:s/>-std=c++<text:span text:style-name="T52">17</text:span> -<text:span text:style-name="T51">o</text:span><text:span text:style-name="T50"> <text:s/></text:span>izvrsni main.cp<text:span text:style-name="T49">p</text:span></text:p>
      <text:p text:style-name="P16"/>
      <text:p text:style-name="P11">Za izvr<text:span text:style-name="T47">š</text:span>avanje programa potreban je fajl u kom je sme<text:span text:style-name="T47">š</text:span>tena formula u DIMACS formatu (npr in.txt). Program se izvr<text:span text:style-name="T47">š</text:span>ava komandom:</text:p>
      <text:p text:style-name="P11"/>
      <text:p text:style-name="P11">$./izvrsni in.txt</text:p>
      <text:p text:style-name="P11"/>
      <text:p text:style-name="P11">Rezult<text:span text:style-name="T47">a</text:span>t se ispisuje na standardni ulaz. Moguće je preusmeriti izlaz u fajl komandom:</text:p>
      <text:p text:style-name="P11"/>
      <text:p text:style-name="P17"><text:span text:style-name="T25">$./izvrsni in.txt &gt; </text:span><text:span text:style-name="T26">out.txt</text:span></text:p>
      <text:p text:style-name="P12"/>
      <text:p text:style-name="P12"/>
      <text:p text:style-name="P15"><text:soft-page-break/><text:tab/>Više o DIMACS formatu</text:p>
      <text:p text:style-name="P15"/>
      <text:p text:style-name="P12">DIMACS CNF predstavlja standardni format zapisa KNF formula u tekstualne datoteke. Koristi se kao ulaz SAT rešavača.</text:p>
      <text:p text:style-name="P12"/>
      <text:p text:style-name="P18">Osnovne karkteristike DIMACS formata:</text:p>
      <text:list xml:id="list3173290191" text:style-name="L4">
        <text:list-item>
          <text:p text:style-name="P43">Komentari: Linije koje počinju sa znakom 'c' koriste se za komentare i ne utiču na samu formulu. Ovi komentari se često koriste za opisivanje problema ili dodatne informacije.</text:p>
        </text:list-item>
        <text:list-item>
          <text:p text:style-name="P43">Specifikacija: Linija koja počinje sa znakom 'p' se koristi za specificiranje problema. Nakon 'p' se navodi informacija o broju promenljivih, broju klauza i drugim relevantnim informacijama. Na primer, "p cnf 100 450" označava da je problem u konjunktivnoj normalnoj formi (cnf) sa 100 promenljivih i 450 klauza.</text:p>
        </text:list-item>
        <text:list-item>
          <text:p text:style-name="P43">Klauze: Linije koje predstavljaju klauze sadrže literale odvojene razmakom ili tabulatorom, a klauze se završavaju nulom (0) koja označava kraj klauze. Svaki literal je broj koji predstavlja promenljivu, a negativan broj označava negaciju te promenljive. Na primer, klauza (x1 ∨ ¬x2 ∨ x3) bi se predstavila kao "1 -2 3 0" u DIMACS formatu.</text:p>
        </text:list-item>
        <text:list-item>
          <text:p text:style-name="P43">Numeracija promenljivih: Promenljive se numerišu pozitivnim celim brojevima, pri čemu 1 predstavlja prvu promenljivu, 2 drugu promenljivu, itd. Negacije promenljivih se označavaju negativnim brojevima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 hne1" svg:font-family="'S hne', ui-sans-serif, system-ui, apple-system, 'Segoe UI', Roboto, Ubuntu, Cantarell, 'Noto Sans', sans-serif, 'Helvetica Neue', Arial, 'Apple Color Emoji', 'Segoe UI Emoji', 'Segoe UI Symbol', 'Noto Color Emoji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7T21:35:05.417107503</meta:creation-date>
    <dc:date>2023-06-23T23:34:15.344910268</dc:date>
    <meta:editing-duration>PT7H11M46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3" meta:paragraph-count="49" meta:word-count="828" meta:character-count="5499" meta:non-whitespace-character-count="4720"/>
  </office:meta>
</office:document-meta>
</file>